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wiss" style:font-pitch="variable"/>
  </office:font-face-decls>
  <office:automatic-styles>
    <style:style style:name="Table1" style:family="table">
      <style:table-properties style:width="16.484cm" fo:margin-left="0cm" table:align="left"/>
    </style:style>
    <style:style style:name="Table1.A" style:family="table-column">
      <style:table-column-properties style:column-width="0.794cm"/>
    </style:style>
    <style:style style:name="Table1.B" style:family="table-column">
      <style:table-column-properties style:column-width="2.909cm"/>
    </style:style>
    <style:style style:name="Table1.C" style:family="table-column">
      <style:table-column-properties style:column-width="1.351cm"/>
    </style:style>
    <style:style style:name="Table1.D" style:family="table-column">
      <style:table-column-properties style:column-width="1.453cm"/>
    </style:style>
    <style:style style:name="Table1.E" style:family="table-column">
      <style:table-column-properties style:column-width="3.334cm"/>
    </style:style>
    <style:style style:name="Table1.F" style:family="table-column">
      <style:table-column-properties style:column-width="4.339cm"/>
    </style:style>
    <style:style style:name="Table1.G" style:family="table-column">
      <style:table-column-properties style:column-width="2.304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Обычный">
      <style:paragraph-properties fo:margin-left="0cm" fo:margin-right="0.596cm" fo:margin-top="0cm" fo:margin-bottom="0.139cm" loext:contextual-spacing="false" fo:text-align="center" style:justify-single-word="false" fo:text-indent="0cm" style:auto-text-indent="false"/>
    </style:style>
    <style:style style:name="P2" style:family="paragraph" style:parent-style-name="Обычный">
      <style:paragraph-properties fo:margin-left="6.244cm" fo:margin-right="0cm" fo:margin-top="0cm" fo:margin-bottom="0.005cm" loext:contextual-spacing="false" fo:line-height="195%" fo:text-indent="0cm" style:auto-text-indent="false">
        <style:tab-stops/>
      </style:paragraph-properties>
    </style:style>
    <style:style style:name="P3" style:family="paragraph" style:parent-style-name="Обычный">
      <style:paragraph-properties fo:margin-top="0cm" fo:margin-bottom="0.005cm" loext:contextual-spacing="false" fo:line-height="195%"/>
    </style:style>
    <style:style style:name="P4" style:family="paragraph" style:parent-style-name="Обычный">
      <style:paragraph-properties fo:margin-top="0cm" fo:margin-bottom="0cm" loext:contextual-spacing="false"/>
    </style:style>
    <style:style style:name="P5" style:family="paragraph" style:parent-style-name="Обычный">
      <style:paragraph-properties fo:margin-top="0cm" fo:margin-bottom="0cm" loext:contextual-spacing="false" fo:line-height="90%"/>
      <style:text-properties style:font-name="Times New Roman" fo:font-size="9pt" style:font-name-asian="Times New Roman" style:font-size-asian="9pt" style:font-name-complex="Times New Roman" style:font-size-complex="9pt"/>
    </style:style>
    <style:style style:name="P6" style:family="paragraph" style:parent-style-name="Обычный">
      <style:paragraph-properties fo:margin-top="0cm" fo:margin-bottom="0cm" loext:contextual-spacing="false" fo:line-height="90%"/>
      <style:text-properties style:font-name="Times New Roman" fo:font-size="9pt" fo:language="en" fo:country="US" style:font-name-asian="Times New Roman" style:font-size-asian="9pt" style:font-name-complex="Times New Roman" style:font-size-complex="9pt"/>
    </style:style>
    <style:style style:name="P7" style:family="paragraph" style:parent-style-name="Обычный">
      <style:paragraph-properties fo:margin-top="0cm" fo:margin-bottom="0cm" loext:contextual-spacing="false" fo:line-height="90%"/>
    </style:style>
    <style:style style:name="P8" style:family="paragraph" style:parent-style-name="Обычный">
      <style:paragraph-properties fo:margin-top="0cm" fo:margin-bottom="0.007cm" loext:contextual-spacing="false" fo:line-height="100%"/>
    </style:style>
    <style:style style:name="P9" style:family="paragraph" style:parent-style-name="Обычный">
      <style:paragraph-properties fo:margin-left="2.529cm" fo:margin-right="0cm" fo:margin-top="0cm" fo:margin-bottom="0.007cm" loext:contextual-spacing="false" fo:line-height="103%" fo:text-indent="0cm" style:auto-text-indent="false">
        <style:tab-stops/>
      </style:paragraph-properties>
    </style:style>
    <style:style style:name="P10" style:family="paragraph" style:parent-style-name="Обычный">
      <style:paragraph-properties fo:margin-left="2.556cm" fo:margin-right="0cm" fo:margin-top="0cm" fo:margin-bottom="0.007cm" loext:contextual-spacing="false" fo:line-height="103%" fo:text-indent="0cm" style:auto-text-indent="false">
        <style:tab-stops/>
      </style:paragraph-properties>
    </style:style>
    <style:style style:name="P11" style:family="paragraph" style:parent-style-name="Обычный">
      <style:paragraph-properties fo:margin-left="0cm" fo:margin-right="0.344cm" fo:margin-top="0cm" fo:margin-bottom="0.409cm" loext:contextual-spacing="false" fo:text-indent="0cm" style:auto-text-indent="false"/>
    </style:style>
    <style:style style:name="P12" style:family="paragraph" style:parent-style-name="Обычный">
      <style:paragraph-properties fo:margin-left="0cm" fo:margin-right="0.344cm" fo:margin-top="0cm" fo:margin-bottom="0.409cm" loext:contextual-spacing="false" fo:text-align="end" style:justify-single-word="false" fo:text-indent="0cm" style:auto-text-indent="false"/>
    </style:style>
    <style:style style:name="P13" style:family="paragraph" style:parent-style-name="Обычный">
      <style:paragraph-properties fo:margin-top="0cm" fo:margin-bottom="0.229cm" loext:contextual-spacing="false"/>
    </style:style>
    <style:style style:name="P14" style:family="paragraph" style:parent-style-name="Обычный">
      <style:paragraph-properties fo:line-height="100%" fo:text-align="center" style:justify-single-word="false"/>
    </style:style>
    <style:style style:name="P15" style:family="paragraph" style:parent-style-name="Обычный">
      <style:paragraph-properties fo:margin-left="0.078cm" fo:margin-right="0cm" fo:margin-top="0cm" fo:margin-bottom="0.002cm" loext:contextual-spacing="false" fo:line-height="103%" fo:text-indent="0cm" style:auto-text-indent="false">
        <style:tab-stops/>
      </style:paragraph-properties>
    </style:style>
    <style:style style:name="P16" style:family="paragraph" style:parent-style-name="Обычный" style:master-page-name="MP0">
      <style:paragraph-properties fo:margin-left="0cm" fo:margin-right="0.596cm" fo:margin-top="0cm" fo:margin-bottom="0.139cm" loext:contextual-spacing="false" fo:text-align="center" style:justify-single-word="false" fo:text-indent="0cm" style:auto-text-indent="false" style:page-number="auto" fo:break-before="page"/>
    </style:style>
    <style:style style:name="P17" style:family="paragraph" style:parent-style-name="Обычный">
      <style:paragraph-properties fo:margin-left="0cm" fo:margin-right="0.596cm" fo:margin-top="0cm" fo:margin-bottom="0.139cm" loext:contextual-spacing="false" fo:text-align="center" style:justify-single-word="false" fo:text-indent="0cm" style:auto-text-indent="false"/>
      <style:text-properties officeooo:paragraph-rsid="001cf3ef"/>
    </style:style>
    <style:style style:name="P18" style:family="paragraph" style:parent-style-name="Обычный">
      <style:paragraph-properties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9" style:family="paragraph" style:parent-style-name="Обычный">
      <style:text-properties style:font-name="Times New Roman" fo:font-size="12pt" style:font-size-asian="12pt" style:font-size-complex="12pt"/>
    </style:style>
    <style:style style:name="P20" style:family="paragraph" style:parent-style-name="Обычный" style:list-style-name="L1">
      <style:paragraph-properties fo:margin-top="0cm" fo:margin-bottom="0cm" loext:contextual-spacing="false" fo:line-height="90%"/>
    </style:style>
    <style:style style:name="P21" style:family="paragraph" style:parent-style-name="Обычный">
      <style:paragraph-properties fo:margin-top="0cm" fo:margin-bottom="0cm" loext:contextual-spacing="false"/>
      <style:text-properties officeooo:paragraph-rsid="001cf3ef"/>
    </style:style>
    <style:style style:name="P22" style:family="paragraph" style:parent-style-name="Обычный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23" style:family="paragraph" style:parent-style-name="Обычный">
      <style:paragraph-properties fo:margin-top="0cm" fo:margin-bottom="0cm" loext:contextual-spacing="false" fo:line-height="90%"/>
      <style:text-properties style:font-name="Times New Roman" fo:font-size="12pt" style:font-size-asian="12pt" style:font-size-complex="12pt"/>
    </style:style>
    <style:style style:name="P24" style:family="paragraph" style:parent-style-name="Обычный">
      <style:paragraph-properties fo:margin-top="0cm" fo:margin-bottom="0cm" loext:contextual-spacing="false" fo:line-height="9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5" style:family="paragraph" style:parent-style-name="Обычный" style:list-style-name="L1">
      <style:paragraph-properties fo:margin-top="0cm" fo:margin-bottom="0cm" loext:contextual-spacing="false" fo:line-height="9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" style:family="paragraph" style:parent-style-name="Обычный">
      <style:paragraph-properties fo:margin-top="0cm" fo:margin-bottom="0cm" loext:contextual-spacing="false" fo:line-height="90%"/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P27" style:family="paragraph" style:parent-style-name="Обычный">
      <style:paragraph-properties fo:margin-left="6.244cm" fo:margin-right="0cm" fo:margin-top="0cm" fo:margin-bottom="0.005cm" loext:contextual-spacing="false" fo:line-height="195%" fo:text-indent="0cm" style:auto-text-indent="false">
        <style:tab-stops/>
      </style:paragraph-properties>
      <style:text-properties officeooo:paragraph-rsid="001cf3ef"/>
    </style:style>
    <style:style style:name="P28" style:family="paragraph" style:parent-style-name="Обычный">
      <style:paragraph-properties fo:margin-top="0cm" fo:margin-bottom="0.002cm" loext:contextual-spacing="false" fo:line-height="103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9" style:family="paragraph" style:parent-style-name="Обычный">
      <style:paragraph-properties fo:margin-left="0.078cm" fo:margin-right="0cm" fo:margin-top="0cm" fo:margin-bottom="0.002cm" loext:contextual-spacing="false" fo:line-height="103%" fo:text-indent="0cm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30" style:family="paragraph" style:parent-style-name="Обычный">
      <style:paragraph-properties fo:margin-left="0cm" fo:margin-right="0cm" fo:margin-top="0cm" fo:margin-bottom="0.002cm" loext:contextual-spacing="false" fo:line-height="103%" fo:text-indent="-0.018cm" style:auto-text-indent="false"/>
      <style:text-properties style:font-name="Times New Roman" fo:font-size="12pt" style:font-size-asian="12pt" style:font-size-complex="12pt"/>
    </style:style>
    <style:style style:name="P31" style:family="paragraph" style:parent-style-name="Обычный">
      <style:paragraph-properties fo:margin-left="0cm" fo:margin-right="0.898cm" fo:margin-top="0cm" fo:margin-bottom="0cm" loext:contextual-spacing="false" fo:text-indent="0cm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2" style:family="paragraph" style:parent-style-name="Обычный">
      <style:paragraph-properties fo:margin-left="0cm" fo:margin-right="0.898cm" fo:margin-top="0cm" fo:margin-bottom="0cm" loext:contextual-spacing="false" fo:text-align="end" style:justify-single-word="false" fo:text-indent="0cm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3" style:family="paragraph" style:parent-style-name="Обычный">
      <style:paragraph-properties fo:margin-left="0cm" fo:margin-right="0.898cm" fo:margin-top="0cm" fo:margin-bottom="0cm" loext:contextual-spacing="false" fo:text-align="end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34" style:family="paragraph" style:parent-style-name="Обычный">
      <style:paragraph-properties fo:margin-left="0cm" fo:margin-right="0.898cm" fo:margin-top="0cm" fo:margin-bottom="0cm" loext:contextual-spacing="false" fo:text-indent="0cm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" style:family="text">
      <style:text-properties style:font-name="Times New Roman" fo:font-size="10pt" officeooo:rsid="001cf3ef" style:font-name-asian="Times New Roman" style:font-size-asian="10pt" style:font-name-complex="Times New Roman" style:font-size-complex="10pt"/>
    </style:style>
    <style:style style:name="T4" style:family="text">
      <style:text-properties style:font-name="Times New Roman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5" style:family="text">
      <style:text-properties style:font-name="Times New Roman" fo:font-size="10pt" style:text-underline-style="solid" style:text-underline-width="auto" style:text-underline-color="font-color" fo:font-weight="bold" officeooo:rsid="001cf3ef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6" style:family="text">
      <style:text-properties style:font-name="Times New Roman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7" style:family="tex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8" style:family="text"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9" style:family="text"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10" style:family="text"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1" style:family="text">
      <style:text-properties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2" style:family="text">
      <style:text-properties style:font-name="Times New Roman" fo:font-size="9pt" style:font-name-asian="Times New Roman" style:font-size-asian="9pt" style:font-name-complex="Times New Roman" style:font-size-complex="9pt"/>
    </style:style>
    <style:style style:name="T13" style:family="text">
      <style:text-properties style:font-name="Times New Roman" fo:font-size="9pt" fo:language="en" fo:country="US" style:font-name-asian="Times New Roman" style:font-size-asian="9pt" style:font-name-complex="Times New Roman" style:font-size-complex="9pt"/>
    </style:style>
    <style:style style:name="T14" style:family="text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15" style:family="text">
      <style:text-properties style:font-name="Times New Roman" fo:font-size="12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16" style:family="text">
      <style:text-properties style:font-name="Times New Roman" fo:font-size="12pt" fo:language="ru" fo:country="RU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17" style:family="text">
      <style:text-properties style:font-name="Times New Roman" fo:font-size="12pt" fo:language="en" fo:country="US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18" style:family="text">
      <style:text-properties fo:color="#111111" style:font-name="Times New Roman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19" style:family="text">
      <style:text-properties fo:color="#111111" style:font-name="Times New Roman" fo:font-size="10pt" style:font-name-asian="Times New Roman" style:font-size-asian="10pt" style:font-name-complex="Times New Roman" style:font-size-complex="10pt"/>
    </style:style>
    <style:style style:name="T20" style:family="text">
      <style:text-properties fo:color="#111111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21" style:family="text">
      <style:text-properties fo:color="#111111" fo:font-size="10pt" style:font-name-asian="Times New Roman" style:font-size-asian="10pt" style:font-name-complex="Times New Roman" style:font-size-complex="10pt"/>
    </style:style>
    <style:style style:name="T22" style:family="text">
      <style:text-properties fo:color="#111111" style:font-name="Times New Roman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23" style:family="text">
      <style:text-properties fo:color="#111111" style:font-name="Times New Roman" fo:font-size="10pt" style:font-name-asian="Times New Roman" style:font-size-asian="10pt" style:font-name-complex="Times New Roman" style:font-size-complex="10pt"/>
    </style:style>
    <style:style style:name="T24" style:family="text">
      <style:text-properties fo:color="#111111"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25" style:family="text">
      <style:text-properties fo:color="#111111" style:font-name="Times New Roman" style:font-name-asian="Times New Roman" style:font-name-complex="Times New Roman"/>
    </style:style>
    <style:style style:name="T26" style:family="text">
      <style:text-properties fo:color="#111111"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27" style:family="text">
      <style:text-properties fo:color="#111111" style:font-name="Times New Roman" fo:font-size="12pt" style:font-name-asian="Times New Roman" style:font-size-asian="12pt" style:font-name-complex="Times New Roman" style:font-size-complex="12pt"/>
    </style:style>
    <style:style style:name="T28" style:family="text">
      <style:text-properties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29" style:family="text">
      <style:text-properties fo:font-size="10pt" style:font-name-asian="Times New Roman" style:font-size-asian="10pt" style:font-name-complex="Times New Roman" style:font-size-complex="10pt"/>
    </style:style>
    <style:style style:name="T30" style:family="text">
      <style:text-properties fo:font-size="10pt" officeooo:rsid="001cf3ef" style:font-name-asian="Times New Roman" style:font-size-asian="10pt" style:font-name-complex="Times New Roman" style:font-size-complex="10pt"/>
    </style:style>
    <style:style style:name="T31" style:family="text">
      <style:text-properties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32" style:family="text">
      <style:text-properties fo:font-size="10pt" style:text-underline-style="solid" style:text-underline-width="auto" style:text-underline-color="font-color" fo:font-weight="bold" officeooo:rsid="001cf3ef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33" style:family="text">
      <style:text-properties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34" style:family="text">
      <style:text-properties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35" style:family="text">
      <style:text-properties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36" style:family="text">
      <style:text-properties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37" style:family="text">
      <style:text-properties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38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T39" style:family="text">
      <style:text-properties fo:font-size="12pt" fo:language="ru" fo:country="RU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40" style:family="text">
      <style:text-properties fo:font-size="12pt" fo:language="en" fo:country="US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41" style:family="text">
      <style:text-properties fo:font-size="9pt" style:font-name-asian="Times New Roman" style:font-size-asian="9pt" style:font-name-complex="Times New Roman" style:font-size-complex="9pt"/>
    </style:style>
    <style:style style:name="T42" style:family="text">
      <style:text-properties fo:font-size="9pt" fo:language="en" fo:country="US" style:font-name-asian="Times New Roman" style:font-size-asian="9pt" style:font-name-complex="Times New Roman" style:font-size-complex="9pt"/>
    </style:style>
    <style:style style:name="T43" style:family="text">
      <style:text-properties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44" style:family="text"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" style:family="text">
      <style:text-properties style:font-name="Times New Roman" fo:font-size="10pt" officeooo:rsid="001cf3ef" style:font-name-asian="Times New Roman" style:font-size-asian="10pt" style:font-name-complex="Times New Roman" style:font-size-complex="10pt"/>
    </style:style>
    <style:style style:name="T47" style:family="text">
      <style:text-properties style:font-name="Times New Roman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48" style:family="text">
      <style:text-properties style:font-name="Times New Roman" fo:font-size="10pt" style:text-underline-style="solid" style:text-underline-width="auto" style:text-underline-color="font-color" fo:font-weight="bold" officeooo:rsid="001cf3ef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49" style:family="text"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50" style:family="text">
      <style:text-properties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51" style:family="text"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52" style:family="text"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53" style:family="text">
      <style:text-properties style:font-name="Times New Roman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54" style:family="tex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55" style:family="text">
      <style:text-properties style:font-name="Times New Roman" fo:font-size="12pt" fo:language="ru" fo:country="RU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56" style:family="text">
      <style:text-properties style:font-name="Times New Roman" fo:font-size="12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57" style:family="text">
      <style:text-properties style:font-name="Times New Roman" fo:font-size="12pt" fo:language="en" fo:country="US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58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59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" style:family="text">
      <style:text-properties style:font-name="Times New Roman" fo:font-size="12pt" officeooo:rsid="001cf3ef" style:font-name-asian="Times New Roman" style:font-size-asian="12pt" style:font-name-complex="Times New Roman" style:font-size-complex="12pt"/>
    </style:style>
    <style:style style:name="T62" style:family="text">
      <style:text-properties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63" style:family="text">
      <style:text-properties style:font-name="Times New Roman" fo:font-size="12pt" style:text-underline-style="solid" style:text-underline-width="auto" style:text-underline-color="font-color" fo:font-weight="bold" officeooo:rsid="001cf3e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64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65" style:family="text">
      <style:text-properties style:font-name="Times New Roman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T66" style:family="text">
      <style:text-properties style:font-name="Times New Roman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67" style:family="text">
      <style:text-properties style:font-name="Times New Roman" fo:font-size="9pt" style:font-name-asian="Times New Roman" style:font-size-asian="9pt" style:font-name-complex="Times New Roman" style:font-size-complex="9pt"/>
    </style:style>
    <style:style style:name="T68" style:family="text">
      <style:text-properties style:font-name="Times New Roman" fo:font-size="9pt" fo:language="en" fo:country="US" style:font-name-asian="Times New Roman" style:font-size-asian="9pt" style:font-name-complex="Times New Roman" style:font-size-complex="9pt"/>
    </style:style>
    <style:style style:name="T69" style:family="text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70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71" style:family="text">
      <style:text-properties style:font-name="Times New Roman" style:font-name-asian="Times New Roman" style:font-name-complex="Times New Roman"/>
    </style:style>
    <style:style style:name="T72" style:family="text">
      <style:text-properties style:font-name="Times New Roman" officeooo:rsid="001cf3ef" style:font-name-asian="Times New Roman" style:font-name-complex="Times New Roman"/>
    </style:style>
    <style:style style:name="T73" style:family="text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74" style:family="text">
      <style:text-properties style:font-name="Times New Roman" style:text-underline-style="solid" style:text-underline-width="auto" style:text-underline-color="font-color" fo:font-weight="bold" officeooo:rsid="001cf3ef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75" style:family="text">
      <style:text-properties style:font-name="Times New Roman" fo:language="ru" fo:country="RU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76" style:family="text">
      <style:text-properties style:font-name="Times New Roman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77" style:family="text">
      <style:text-properties style:font-name="Times New Roman" fo:language="en" fo:country="US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78" style:family="text">
      <style:text-properties style:font-name="Times New Roman" fo:language="en" fo:country="US" style:font-name-asian="Times New Roman" style:font-name-complex="Times New Roman"/>
    </style:style>
    <style:style style:name="T79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80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81" style:family="text">
      <style:text-properties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Заголовок_20_1_20_Знак"><text:span text:style-name="T59">Отчёт по практикуму по циклу дисциплин «Информатика».</text:span></text:span></text:p>
      <text:p text:style-name="P1"><text:span text:style-name="Заголовок_20_1_20_Знак"><text:span text:style-name="T59">Задание №8.</text:span></text:span></text:p>
      <text:p text:style-name="P17"><text:span text:style-name="Основной_20_шрифт_20_абзаца"><text:span text:style-name="T60">Выполнил студент группы </text:span></text:span><text:span text:style-name="Основной_20_шрифт_20_абзаца"><text:span text:style-name="T62">М8О-114Б-23</text:span></text:span><text:span text:style-name="Основной_20_шрифт_20_абзаца"><text:span text:style-name="T60">: </text:span></text:span><text:span text:style-name="Основной_20_шрифт_20_абзаца"><text:span text:style-name="T16">Гусев Савелий Вячеславович</text:span></text:span></text:p>
      <text:p text:style-name="P17"><text:span text:style-name="Основной_20_шрифт_20_абзаца"><text:span text:style-name="T60">№ по списку </text:span></text:span><text:span text:style-name="Основной_20_шрифт_20_абзаца"><text:span text:style-name="T63">4</text:span></text:span><text:span text:style-name="Основной_20_шрифт_20_абзаца"><text:span text:style-name="T60">.</text:span></text:span></text:p>
      <text:p text:style-name="P27"><text:span text:style-name="Основной_20_шрифт_20_абзаца"><text:span text:style-name="T60"><text:s text:c="22"/>Контакты: </text:span></text:span><text:span text:style-name="Основной_20_шрифт_20_абзаца"><text:span text:style-name="T16">s</text:span></text:span><text:span text:style-name="Основной_20_шрифт_20_абзаца"><text:span text:style-name="T17">aveliy.gusev.05@list.ru</text:span></text:span><text:span text:style-name="Основной_20_шрифт_20_абзаца"><text:span text:style-name="T59"> </text:span></text:span><text:span text:style-name="Основной_20_шрифт_20_абзаца"><text:span text:style-name="T60"><text:s text:c="7"/></text:span></text:span></text:p>
      <text:p text:style-name="P2"><text:span text:style-name="Основной_20_шрифт_20_абзаца"><text:span text:style-name="T60"><text:s text:c="22"/>Работа выполнена: «13» мая 2024 г.</text:span></text:span></text:p>
      <text:p text:style-name="P2"><text:span text:style-name="Основной_20_шрифт_20_абзаца"><text:span text:style-name="T60"><text:s text:c="22"/>Преподаватель: </text:span></text:span><text:span text:style-name="Основной_20_шрифт_20_абзаца"><text:span text:style-name="T62">Аносова Наталья Павловна</text:span></text:span></text:p>
      <text:p text:style-name="P2"><text:span text:style-name="Основной_20_шрифт_20_абзаца"><text:span text:style-name="T60"><text:s text:c="22"/>Входной контроль знаний с оценкой: </text:span></text:span><text:span text:style-name="Основной_20_шрифт_20_абзаца"><text:span text:style-name="T59">_____</text:span></text:span></text:p>
      <text:p text:style-name="P2"><text:span text:style-name="Основной_20_шрифт_20_абзаца"><text:span text:style-name="T60"><text:s text:c="22"/>Отчет сдан «20» мая 2024 г.</text:span></text:span></text:p>
      <text:p text:style-name="P2"><text:span text:style-name="Основной_20_шрифт_20_абзаца"><text:span text:style-name="T60"><text:s text:c="22"/>Итоговая оценка: _____</text:span></text:span></text:p>
      <text:p text:style-name="P2"><text:span text:style-name="Основной_20_шрифт_20_абзаца"><text:span text:style-name="T60"><text:s text:c="22"/>Подпись преподавателя: __________</text:span></text:span></text:p>
      <text:p text:style-name="P3"><text:span text:style-name="Основной_20_шрифт_20_абзаца"><text:span text:style-name="T60">1.</text:span></text:span><text:span text:style-name="Основной_20_шрифт_20_абзаца"><text:span text:style-name="T59"> Тема: </text:span></text:span><text:span text:style-name="Основной_20_шрифт_20_абзаца"><text:span text:style-name="T60">реализация линейных списков на си.</text:span></text:span></text:p>
      <text:p text:style-name="P4"><text:span text:style-name="Основной_20_шрифт_20_абзаца"><text:span text:style-name="T60">2. </text:span></text:span><text:span text:style-name="Основной_20_шрифт_20_абзаца"><text:span text:style-name="T59">Цель работы:</text:span></text:span><text:span text:style-name="Основной_20_шрифт_20_абзаца"><text:span text:style-name="T60"> составить и отладить программу на языке Си для обработки линейного списка заданной организации с отображением списка на массив с индексным доступом.</text:span></text:span></text:p>
      <text:p text:style-name="P21"><text:span text:style-name="Основной_20_шрифт_20_абзаца"><text:span text:style-name="T60">3. </text:span></text:span><text:span text:style-name="Основной_20_шрифт_20_абзаца"><text:span text:style-name="T59">Задание: </text:span></text:span><text:span text:style-name="Основной_20_шрифт_20_абзаца"><text:span text:style-name="T64">линейный однонаправленный с барьерным элементом</text:span></text:span><text:span text:style-name="Основной_20_шрифт_20_абзаца"><text:span text:style-name="T60"> списка с элементами </text:span></text:span><text:span text:style-name="Основной_20_шрифт_20_абзаца"><text:span text:style-name="T61">б</text:span></text:span><text:span text:style-name="Основной_20_шрифт_20_абзаца"><text:span text:style-name="T60">еззнаково</text:span></text:span><text:span text:style-name="Основной_20_шрифт_20_абзаца"><text:span text:style-name="T61">го</text:span></text:span><text:span text:style-name="Основной_20_шрифт_20_абзаца"><text:span text:style-name="T60"> цело</text:span></text:span><text:span text:style-name="Основной_20_шрифт_20_абзаца"><text:span text:style-name="T61">го</text:span></text:span><text:span text:style-name="Основной_20_шрифт_20_абзаца"><text:span text:style-name="T60"> <text:s/>типа с нестандартным действием: обменять местами 2-й и предпоследний элементы списка.</text:span></text:span></text:p>
      <text:p text:style-name="P4"><text:span text:style-name="Основной_20_шрифт_20_абзаца"><text:span text:style-name="T60">4. </text:span></text:span><text:span text:style-name="Основной_20_шрифт_20_абзаца"><text:span text:style-name="T59">Оборудование</text:span></text:span><text:span text:style-name="Основной_20_шрифт_20_абзаца"><text:span text:style-name="T60">: </text:span></text:span><text:span text:style-name="Основной_20_шрифт_20_абзаца"><text:span text:style-name="T65">Оборудование ПЭВМ студента, если использовалось:</text:span></text:span></text:p>
      <text:p text:style-name="P8"><text:span text:style-name="Основной_20_шрифт_20_абзаца"><text:span text:style-name="T60">Процессор </text:span></text:span><text:span text:style-name="Основной_20_шрифт_20_абзаца"><text:span text:style-name="T56">AMD</text:span></text:span><text:span text:style-name="Основной_20_шрифт_20_абзаца"><text:span text:style-name="T62"> </text:span></text:span><text:span text:style-name="Основной_20_шрифт_20_абзаца"><text:span text:style-name="T56">Ryzen</text:span></text:span><text:span text:style-name="Основной_20_шрифт_20_абзаца"><text:span text:style-name="T62"> 5 5600</text:span></text:span><text:span text:style-name="Основной_20_шрифт_20_абзаца"><text:span text:style-name="T56">H</text:span></text:span><text:span text:style-name="Основной_20_шрифт_20_абзаца"><text:span text:style-name="T60">, ОП </text:span></text:span><text:span text:style-name="Основной_20_шрифт_20_абзаца"><text:span text:style-name="T62">16</text:span></text:span><text:span text:style-name="Основной_20_шрифт_20_абзаца"><text:span text:style-name="T60"> ГБ, </text:span></text:span><text:span text:style-name="Основной_20_шрифт_20_абзаца"><text:span text:style-name="T58">SSD</text:span></text:span><text:span text:style-name="Основной_20_шрифт_20_абзаца"><text:span text:style-name="T60"> </text:span></text:span><text:span text:style-name="Основной_20_шрифт_20_абзаца"><text:span text:style-name="T62">250</text:span></text:span><text:span text:style-name="Основной_20_шрифт_20_абзаца"><text:span text:style-name="T60"> ГБ, мониторы </text:span></text:span><text:span text:style-name="Основной_20_шрифт_20_абзаца"><text:span text:style-name="T62">15'' Full Hd </text:span></text:span><text:span text:style-name="Основной_20_шрифт_20_абзаца"><text:span text:style-name="T56">Display</text:span></text:span><text:span text:style-name="Основной_20_шрифт_20_абзаца"><text:span text:style-name="T60"> и </text:span></text:span><text:span text:style-name="Основной_20_шрифт_20_абзаца"><text:span text:style-name="T62">27" </text:span></text:span><text:span text:style-name="Основной_20_шрифт_20_абзаца"><text:span text:style-name="T56">BenQ</text:span></text:span><text:span text:style-name="Основной_20_шрифт_20_абзаца"><text:span text:style-name="T62"> </text:span></text:span><text:span text:style-name="Основной_20_шрифт_20_абзаца"><text:span text:style-name="T56">BL</text:span></text:span><text:span text:style-name="Основной_20_шрифт_20_абзаца"><text:span text:style-name="T62">2780</text:span></text:span><text:span text:style-name="Основной_20_шрифт_20_абзаца"><text:span text:style-name="T56">T</text:span></text:span><text:span text:style-name="Основной_20_шрифт_20_абзаца"><text:span text:style-name="T60">. Другие устройства: принтер </text:span></text:span><text:span text:style-name="Основной_20_шрифт_20_абзаца"><text:span text:style-name="T62">Canon MG4520S</text:span></text:span><text:span text:style-name="Основной_20_шрифт_20_абзаца"><text:span text:style-name="T60">, мышь </text:span></text:span><text:span text:style-name="Основной_20_шрифт_20_абзаца"><text:span text:style-name="T62">Logitech g403</text:span></text:span><text:span text:style-name="Основной_20_шрифт_20_абзаца"><text:span text:style-name="T60">, наушники </text:span></text:span><text:span text:style-name="Основной_20_шрифт_20_абзаца"><text:span text:style-name="T62">HyperX Cloud Alpha</text:span></text:span><text:span text:style-name="Основной_20_шрифт_20_абзаца"><text:span text:style-name="T60">.</text:span></text:span></text:p>
      <text:p text:style-name="P8"><text:span text:style-name="Основной_20_шрифт_20_абзаца"><text:span text:style-name="T60">5. </text:span></text:span><text:span text:style-name="Основной_20_шрифт_20_абзаца"><text:span text:style-name="T59">Программное обеспечение: </text:span></text:span><text:span text:style-name="Основной_20_шрифт_20_абзаца"><text:span text:style-name="T65">Программное обеспечение ПЭВМ студента, если использовалось</text:span></text:span><text:span text:style-name="Основной_20_шрифт_20_абзаца"><text:span text:style-name="T66">:</text:span></text:span></text:p>
      <text:p text:style-name="P9"><text:span text:style-name="Основной_20_шрифт_20_абзаца"><text:span text:style-name="T60">Операционная система семейства</text:span></text:span><text:span text:style-name="Основной_20_шрифт_20_абзаца"><text:span text:style-name="T59"> </text:span></text:span><text:span text:style-name="Основной_20_шрифт_20_абзаца"><text:span text:style-name="T56">Ubuntu</text:span></text:span><text:span text:style-name="Основной_20_шрифт_20_абзаца"><text:span text:style-name="T60">, наименование версия </text:span></text:span><text:span text:style-name="Основной_20_шрифт_20_абзаца"><text:span text:style-name="T62">VirtualBox </text:span></text:span><text:span text:style-name="Основной_20_шрифт_20_абзаца"><text:span text:style-name="T26">Ubuntu 20.04.3 LTS</text:span></text:span><text:span text:style-name="Основной_20_шрифт_20_абзаца"><text:span text:style-name="T27">,</text:span></text:span></text:p>
      <text:p text:style-name="P10"><text:span text:style-name="Основной_20_шрифт_20_абзаца"><text:span text:style-name="T60">интерпретатор команд <text:s/></text:span></text:span><text:span text:style-name="Основной_20_шрифт_20_абзаца"><text:span text:style-name="T56">bash</text:span></text:span><text:span text:style-name="Основной_20_шрифт_20_абзаца"><text:span text:style-name="T60"> версия </text:span></text:span><text:span text:style-name="Основной_20_шрифт_20_абзаца"><text:span text:style-name="T62">5.0.17</text:span></text:span><text:span text:style-name="Основной_20_шрифт_20_абзаца"><text:span text:style-name="T60">. Система программирования </text:span></text:span><text:span text:style-name="Основной_20_шрифт_20_абзаца"><text:span text:style-name="T62">C</text:span></text:span><text:span text:style-name="Основной_20_шрифт_20_абзаца"><text:span text:style-name="T60">.</text:span></text:span><text:span text:style-name="Основной_20_шрифт_20_абзаца"><text:span text:style-name="T62"> </text:span></text:span><text:span text:style-name="Основной_20_шрифт_20_абзаца"><text:span text:style-name="T60">Редактор текстов </text:span></text:span><text:span text:style-name="Основной_20_шрифт_20_абзаца"><text:span text:style-name="T62">VI</text:span></text:span><text:span text:style-name="Основной_20_шрифт_20_абзаца"><text:span text:style-name="T60"> версия </text:span></text:span><text:span text:style-name="Основной_20_шрифт_20_абзаца"><text:span text:style-name="T62">8.1</text:span></text:span></text:p>
      <text:p text:style-name="P4"><text:span text:style-name="Основной_20_шрифт_20_абзаца"><text:span text:style-name="T60">6</text:span></text:span><text:span text:style-name="Основной_20_шрифт_20_абзаца"><text:span text:style-name="T59">. Идея, метод, алгоритм</text:span></text:span><text:span text:style-name="Основной_20_шрифт_20_абзаца"><text:span text:style-name="T60"> </text:span></text:span><text:span text:style-name="Основной_20_шрифт_20_абзаца"><text:span text:style-name="T65">решения задачи [в формах: словесной, псевдокода, графической (блок-схема, диаграмма, рисунок, таблица) или формальные спецификации с пред- и постусловиями]:</text:span></text:span></text:p>
      <text:p text:style-name="P22">Задача состоит в том, чтобы вводить элементы в линейный список и выполнять над ним заданные действия. </text:p>
      <text:p text:style-name="P4"><text:span text:style-name="Основной_20_шрифт_20_абзаца"><text:span text:style-name="T60">7.</text:span></text:span><text:span text:style-name="Основной_20_шрифт_20_абзаца"><text:span text:style-name="T59"> Сценарий выполнения работы </text:span></text:span><text:span text:style-name="Основной_20_шрифт_20_абзаца"><text:span text:style-name="T65">(план работы, первоначальный текст программы в черновике (можно на отдельном листе) и тесты либо соображения по тестированию)</text:span></text:span><text:span text:style-name="Основной_20_шрифт_20_абзаца"><text:span text:style-name="T60">.</text:span></text:span></text:p>
      <text:p text:style-name="P24"/>
      <text:p text:style-name="P24">Сценарий выполнения работы:</text:p>
      <text:p text:style-name="P24"/>
      <text:list xml:id="list3313857279" text:style-name="L1">
        <text:list-item>
          <text:p text:style-name="P20"><text:span text:style-name="Основной_20_шрифт_20_абзаца"><text:span text:style-name="T60">Подготовить набор тестов.</text:span></text:span></text:p>
        </text:list-item>
        <text:list-item>
          <text:p text:style-name="P25">Придумать алгоритм решения поставленной задачи.</text:p>
        </text:list-item>
        <text:list-item>
          <text:p text:style-name="P25">Используя функции заданной системы программирования, реализовать придуманный алгоритм.</text:p>
        </text:list-item>
        <text:list-item>
          <text:p text:style-name="P25">Провести тестирование программы, чтобы убедиться в корректности её работы.</text:p>
        </text:list-item>
        <text:list-item>
          <text:p text:style-name="P25">Сформировать протокол.</text:p>
        </text:list-item>
      </text:list>
      <text:p text:style-name="P24"><text:soft-page-break/></text:p>
      <text:p text:style-name="P24">Тексты программ:</text:p>
      <text:p text:style-name="P24"/>
      <text:p text:style-name="P24">#include &lt;iostream&gt;</text:p>
      <text:p text:style-name="P24"/>
      <text:p text:style-name="P24">using namespace std;</text:p>
      <text:p text:style-name="P24"/>
      <text:p text:style-name="P24">class Node {</text:p>
      <text:p text:style-name="P24">public:</text:p>
      <text:p text:style-name="P24"><text:s text:c="4"/>int data;</text:p>
      <text:p text:style-name="P24"/>
      <text:p text:style-name="P24">private:</text:p>
      <text:p text:style-name="P24"><text:s text:c="4"/>Node* next;</text:p>
      <text:p text:style-name="P24"/>
      <text:p text:style-name="P24">public:</text:p>
      <text:p text:style-name="P24"><text:s text:c="4"/>Node() :data(0), next(nullptr) {};</text:p>
      <text:p text:style-name="P24"><text:s text:c="4"/>Node(int d) : data(d), next(nullptr) {};</text:p>
      <text:p text:style-name="P24"><text:s text:c="4"/>Node(Node&amp; nod) : data(nod.data), next(nullptr) {};</text:p>
      <text:p text:style-name="P24"><text:s text:c="4"/>~Node() { data = 0; next = nullptr; }</text:p>
      <text:p text:style-name="P24"><text:s text:c="4"/>friend class List;</text:p>
      <text:p text:style-name="P24"/>
      <text:p text:style-name="P24"><text:s text:c="4"/>void printNode() const {</text:p>
      <text:p text:style-name="P24"><text:s text:c="8"/>cout &lt;&lt; data &lt;&lt; '\n';</text:p>
      <text:p text:style-name="P24"><text:s text:c="4"/>}</text:p>
      <text:p text:style-name="P24">};</text:p>
      <text:p text:style-name="P24"/>
      <text:p text:style-name="P24">Node* EOL = new Node(1e9 + 7);</text:p>
      <text:p text:style-name="P24"/>
      <text:p text:style-name="P24">class List {</text:p>
      <text:p text:style-name="P24"><text:s text:c="4"/>Node* head;</text:p>
      <text:p text:style-name="P24"><text:s text:c="4"/>int len{};</text:p>
      <text:p text:style-name="P24"/>
      <text:p text:style-name="P24">public:</text:p>
      <text:p text:style-name="P24"><text:s text:c="4"/>List() : head(EOL) {};</text:p>
      <text:p text:style-name="P24"><text:s text:c="4"/>List(int l, int val) : head(nullptr), len(l) {</text:p>
      <text:p text:style-name="P24"><text:s text:c="8"/>head = new Node(val);</text:p>
      <text:p text:style-name="P24"><text:s text:c="8"/>Node* a = new Node(val);</text:p>
      <text:p text:style-name="P24"><text:s text:c="8"/>head-&gt;next = a;</text:p>
      <text:p text:style-name="P24"><text:s text:c="8"/>for (int i = 0; i &lt; l - 1; ++i) {</text:p>
      <text:p text:style-name="P24"><text:s text:c="12"/>a-&gt;next = new Node(val);</text:p>
      <text:p text:style-name="P24"><text:s text:c="12"/>a = a-&gt;next;</text:p>
      <text:p text:style-name="P24"><text:s text:c="8"/>}</text:p>
      <text:p text:style-name="P24"><text:s text:c="8"/>a-&gt;next = EOL;</text:p>
      <text:p text:style-name="P24"><text:s text:c="4"/>};</text:p>
      <text:p text:style-name="P24"><text:s text:c="4"/>List(List&amp; lis) {</text:p>
      <text:p text:style-name="P24"><text:s text:c="8"/>// Node* root = lis.head;</text:p>
      <text:p text:style-name="P24"><text:s text:c="8"/>// head = new Node(root-&gt;data);</text:p>
      <text:p text:style-name="P24"><text:s text:c="8"/>// root = root-&gt;next;</text:p>
      <text:p text:style-name="P24"><text:s text:c="8"/>// Node * a = new Node(root-&gt;data);</text:p>
      <text:p text:style-name="P24"><text:s text:c="8"/>// head -&gt; next = a;</text:p>
      <text:p text:style-name="P24"><text:s text:c="8"/>// while (root != nullptr) {</text:p>
      <text:p text:style-name="P24"><text:s text:c="8"/>// <text:s text:c="4"/>a -&gt; next = new Node(root-&gt;data);</text:p>
      <text:p text:style-name="P24"><text:s text:c="8"/>// <text:s text:c="4"/>root = root-&gt;next;</text:p>
      <text:p text:style-name="P24"><text:s text:c="8"/>// <text:s text:c="4"/>a = a -&gt; next;</text:p>
      <text:p text:style-name="P24"><text:s text:c="4"/>};</text:p>
      <text:p text:style-name="P24"/>
      <text:p text:style-name="P24"><text:s text:c="4"/>~List() { len = 0, head = EOL; }</text:p>
      <text:p text:style-name="P24"/>
      <text:p text:style-name="P24"><text:s text:c="4"/>int getIndex(int v, int i = 0, int j = 10) {</text:p>
      <text:p text:style-name="P24"><text:s text:c="8"/>Node* a = head;</text:p>
      <text:p text:style-name="P24"><text:soft-page-break/><text:s text:c="8"/>for (; i &lt;= len - 1; ++i) {</text:p>
      <text:p text:style-name="P24"><text:s text:c="12"/>if (a-&gt;data == v) {</text:p>
      <text:p text:style-name="P24"><text:s text:c="16"/>return i;</text:p>
      <text:p text:style-name="P24"><text:s text:c="12"/>}</text:p>
      <text:p text:style-name="P24"><text:s text:c="12"/>a = a-&gt;next;</text:p>
      <text:p text:style-name="P24"><text:s text:c="8"/>}</text:p>
      <text:p text:style-name="P24"><text:s text:c="8"/>throw -1;</text:p>
      <text:p text:style-name="P24"><text:s text:c="4"/>}</text:p>
      <text:p text:style-name="P24"/>
      <text:p text:style-name="P24"><text:s text:c="4"/>int&amp; operator[](int i) {</text:p>
      <text:p text:style-name="P24"><text:s text:c="8"/>Node* a = head;</text:p>
      <text:p text:style-name="P24"><text:s text:c="8"/>if (len &lt;= i) {</text:p>
      <text:p text:style-name="P24"><text:s text:c="12"/>throw - 1;</text:p>
      <text:p text:style-name="P24"><text:s text:c="8"/>}</text:p>
      <text:p text:style-name="P24"><text:s text:c="8"/>while (i &gt; 0) {</text:p>
      <text:p text:style-name="P24"><text:s text:c="12"/>a = a-&gt;next;</text:p>
      <text:p text:style-name="P24"><text:s text:c="12"/>--i;</text:p>
      <text:p text:style-name="P24"><text:s text:c="8"/>}</text:p>
      <text:p text:style-name="P24"><text:s text:c="8"/>return a-&gt;data;</text:p>
      <text:p text:style-name="P24"><text:s text:c="4"/>}</text:p>
      <text:p text:style-name="P24"/>
      <text:p text:style-name="P24"><text:s text:c="4"/>int length() {</text:p>
      <text:p text:style-name="P24"><text:s text:c="8"/>return len;</text:p>
      <text:p text:style-name="P24"><text:s text:c="4"/>}</text:p>
      <text:p text:style-name="P24"/>
      <text:p text:style-name="P24"><text:s text:c="4"/>void appEnd(int vak) {</text:p>
      <text:p text:style-name="P24"><text:s text:c="8"/>Node* a = head;</text:p>
      <text:p text:style-name="P24"><text:s text:c="8"/>while (a-&gt;next != EOL) {</text:p>
      <text:p text:style-name="P24"><text:s text:c="12"/>a = a-&gt;next;</text:p>
      <text:p text:style-name="P24"><text:s text:c="8"/>}</text:p>
      <text:p text:style-name="P24"><text:s text:c="8"/>a-&gt;next = new Node(vak);</text:p>
      <text:p text:style-name="P24"><text:s text:c="8"/>a-&gt;next-&gt;next = EOL;</text:p>
      <text:p text:style-name="P24"><text:s text:c="8"/>len += 1;</text:p>
      <text:p text:style-name="P24"><text:s text:c="4"/>}</text:p>
      <text:p text:style-name="P24"/>
      <text:p text:style-name="P24"><text:s text:c="4"/>bool isEmpty() {</text:p>
      <text:p text:style-name="P24"><text:s text:c="8"/>return head == EOL;</text:p>
      <text:p text:style-name="P24"><text:s text:c="4"/>}</text:p>
      <text:p text:style-name="P24"/>
      <text:p text:style-name="P24"><text:s text:c="4"/>void printList() {</text:p>
      <text:p text:style-name="P24"><text:s text:c="8"/>Node* a = head;</text:p>
      <text:p text:style-name="P24"><text:s text:c="8"/>for (int i = 0; i &lt; len; ++i) {</text:p>
      <text:p text:style-name="P24"><text:s text:c="12"/>a-&gt;printNode();</text:p>
      <text:p text:style-name="P24"><text:s text:c="12"/>a = a-&gt;next;</text:p>
      <text:p text:style-name="P24"><text:s text:c="8"/>}</text:p>
      <text:p text:style-name="P24"><text:s text:c="8"/>cout &lt;&lt; '\n';</text:p>
      <text:p text:style-name="P24"><text:s text:c="4"/>}</text:p>
      <text:p text:style-name="P24"/>
      <text:p text:style-name="P24"><text:s text:c="4"/>void deleteList() {</text:p>
      <text:p text:style-name="P24"><text:s text:c="8"/>head = EOL;</text:p>
      <text:p text:style-name="P24"><text:s text:c="8"/>delete[] &amp; len;</text:p>
      <text:p text:style-name="P24"><text:s text:c="4"/>}</text:p>
      <text:p text:style-name="P24"/>
      <text:p text:style-name="P24"><text:s text:c="4"/>Node* findNode(int ind) {</text:p>
      <text:p text:style-name="P24"><text:s text:c="8"/>// int ind = getIndex(v);</text:p>
      <text:p text:style-name="P24"><text:s text:c="8"/>if (len &lt;= ind) return EOL;</text:p>
      <text:p text:style-name="P24"><text:s text:c="8"/>Node* a = head;</text:p>
      <text:p text:style-name="P24"><text:s text:c="8"/>while (ind &gt; 0) {</text:p>
      <text:p text:style-name="P24"><text:s text:c="12"/>a = a-&gt;next;</text:p>
      <text:p text:style-name="P24"><text:s text:c="12"/>--ind;</text:p>
      <text:p text:style-name="P24"><text:s text:c="8"/>}</text:p>
      <text:p text:style-name="P24"><text:soft-page-break/><text:s text:c="8"/>return a;</text:p>
      <text:p text:style-name="P24"><text:s text:c="4"/>}</text:p>
      <text:p text:style-name="P24"/>
      <text:p text:style-name="P24"><text:s text:c="4"/>Node* findPrev(int v) {</text:p>
      <text:p text:style-name="P24"><text:s text:c="8"/>return findNode(v - 1);</text:p>
      <text:p text:style-name="P24"><text:s text:c="4"/>}</text:p>
      <text:p text:style-name="P24"/>
      <text:p text:style-name="P24"><text:s text:c="4"/>Node* findNext(int v) {</text:p>
      <text:p text:style-name="P24"><text:s text:c="8"/>return findNode(v + 1);</text:p>
      <text:p text:style-name="P24"><text:s text:c="4"/>}</text:p>
      <text:p text:style-name="P24"/>
      <text:p text:style-name="P24"><text:s text:c="4"/>void insertNext(int ind, int val) {</text:p>
      <text:p text:style-name="P24"><text:s text:c="8"/>if (len &lt;= ind) throw -1;</text:p>
      <text:p text:style-name="P24"><text:s text:c="8"/>Node* cur = findNode(ind);</text:p>
      <text:p text:style-name="P24"><text:s text:c="8"/>Node* cur_next = cur-&gt;next;</text:p>
      <text:p text:style-name="P24"><text:s text:c="8"/>Node* a = new Node(val);</text:p>
      <text:p text:style-name="P24"><text:s text:c="8"/>cur-&gt;next = a;</text:p>
      <text:p text:style-name="P24"><text:s text:c="8"/>a-&gt;next = cur_next;</text:p>
      <text:p text:style-name="P24"><text:s text:c="8"/>++len;</text:p>
      <text:p text:style-name="P24"><text:s text:c="4"/>}</text:p>
      <text:p text:style-name="P24"/>
      <text:p text:style-name="P24"><text:s text:c="4"/>void swap_sec_minussec() {</text:p>
      <text:p text:style-name="P24"><text:s text:c="8"/>if (len &lt; 2) throw -1;</text:p>
      <text:p text:style-name="P24"><text:s text:c="8"/>Node* sec = findNode(1);</text:p>
      <text:p text:style-name="P24"><text:s text:c="8"/>Node* prev2 = findPrev(len - 2);</text:p>
      <text:p text:style-name="P24"><text:s text:c="8"/>Node* minussec = prev2-&gt;next;</text:p>
      <text:p text:style-name="P24"><text:s text:c="8"/>Node* next1 = sec-&gt;next;</text:p>
      <text:p text:style-name="P24"><text:s text:c="8"/>Node* next2 = minussec-&gt;next;</text:p>
      <text:p text:style-name="P24"><text:s text:c="8"/>head-&gt;next = minussec;</text:p>
      <text:p text:style-name="P24"><text:s text:c="8"/>minussec-&gt;next = next1;</text:p>
      <text:p text:style-name="P24"><text:s text:c="8"/>prev2-&gt;next = sec;</text:p>
      <text:p text:style-name="P24"><text:s text:c="8"/>sec-&gt;next = next2;</text:p>
      <text:p text:style-name="P24"><text:s text:c="4"/>}</text:p>
      <text:p text:style-name="P24">};</text:p>
      <text:p text:style-name="P24"/>
      <text:p text:style-name="P24">int main() {</text:p>
      <text:p text:style-name="P24"><text:s text:c="4"/>List mama1(10, 4);</text:p>
      <text:p text:style-name="P24"><text:s text:c="4"/>mama1.insertNext(0, 11);</text:p>
      <text:p text:style-name="P24"><text:s text:c="4"/>for (int i = 0; i &lt; 11; ++i) {</text:p>
      <text:p text:style-name="P24"><text:s text:c="8"/>cout &lt;&lt; mama1[i] &lt;&lt; ' ';</text:p>
      <text:p text:style-name="P24"><text:s text:c="4"/>}</text:p>
      <text:p text:style-name="P24"/>
      <text:p text:style-name="P24"><text:s text:c="4"/>cout &lt;&lt; "\n\n\n";</text:p>
      <text:p text:style-name="P24"><text:s text:c="4"/>mama1.swap_sec_minussec();</text:p>
      <text:p text:style-name="P24"><text:s text:c="4"/></text:p>
      <text:p text:style-name="P24"><text:s text:c="4"/>for (int i = 0; i &lt; 11; ++i) {</text:p>
      <text:p text:style-name="P24"><text:s text:c="8"/>cout &lt;&lt; mama1[i] &lt;&lt; ' ';</text:p>
      <text:p text:style-name="P24"><text:s text:c="4"/>}</text:p>
      <text:p text:style-name="P24">}</text:p>
      <text:p text:style-name="P24"><text:s text:c="5"/></text:p>
      <text:p text:style-name="P24"><text:s text:c="293"/></text:p>
      <text:p text:style-name="P11"><text:span text:style-name="Основной_20_шрифт_20_абзаца"><text:span text:style-name="T65">Пункты 1-7 отчета составляются строго до начала лабораторной работы.</text:span></text:span></text:p>
      <text:p text:style-name="P12"><text:span text:style-name="Основной_20_шрифт_20_абзаца"><text:span text:style-name="T65">Допущен к выполнению работы. </text:span></text:span><text:span text:style-name="Основной_20_шрифт_20_абзаца"><text:span text:style-name="T59"><text:s/>Подпись преподавателя _______</text:span></text:span></text:p>
      <text:p text:style-name="P24"/>
      <text:p text:style-name="P7"><text:span text:style-name="Основной_20_шрифт_20_абзаца"><text:span text:style-name="T60">8.</text:span></text:span><text:span text:style-name="Основной_20_шрифт_20_абзаца"><text:span text:style-name="T59"> Распечатка протокола </text:span></text:span><text:span text:style-name="Основной_20_шрифт_20_абзаца"><text:span text:style-name="T65">(подклеить листинг окончательного варианта программы с тестовыми примерами, подписанный преподавателем).</text:span></text:span></text:p>
      <text:p text:style-name="P26">------</text:p>
      <text:p text:style-name="P26"><text:s/>3 00000209850AC030</text:p>
      <text:p text:style-name="P26"><text:soft-page-break/>------</text:p>
      <text:p text:style-name="P26"><text:s/>4 00000209850ABBB0</text:p>
      <text:p text:style-name="P26">------</text:p>
      <text:p text:style-name="P26"><text:s/>1 00000209850AC810</text:p>
      <text:p text:style-name="P26">------</text:p>
      <text:p text:style-name="P26"><text:s/>5 00000209850ABDF0</text:p>
      <text:p text:style-name="P26">------</text:p>
      <text:p text:style-name="P26"><text:s/>3 00000209850AC630</text:p>
      <text:p text:style-name="P26">------</text:p>
      <text:p text:style-name="P7"><text:span text:style-name="Основной_20_шрифт_20_абзаца"><text:span text:style-name="T58"><text:s/></text:span></text:span><text:span text:style-name="Основной_20_шрифт_20_абзаца"><text:span text:style-name="T60">0 0000000000000000</text:span></text:span></text:p>
      <text:p text:style-name="P24">===================================------</text:p>
      <text:p text:style-name="P24"><text:s/>3 00000209850AC030</text:p>
      <text:p text:style-name="P24">------</text:p>
      <text:p text:style-name="P24"><text:s/>4 00000209850AC810</text:p>
      <text:p text:style-name="P24">------</text:p>
      <text:p text:style-name="P24"><text:s/>5 00000209850AC630</text:p>
      <text:p text:style-name="P24">------</text:p>
      <text:p text:style-name="P24"><text:s/>0 0000000000000000</text:p>
      <text:p text:style-name="P23"><text:s text:c="90"/></text:p>
      <text:p text:style-name="P24"/>
      <text:p text:style-name="P13"><text:span text:style-name="Основной_20_шрифт_20_абзаца"><text:span text:style-name="T60">9.</text:span></text:span><text:span text:style-name="Основной_20_шрифт_20_абзаца"><text:span text:style-name="T59"> Дневник отладки </text:span></text:span><text:span text:style-name="Основной_20_шрифт_20_абзаца"><text:span text:style-name="T60">должен содержать дату и время сеансов отладки и основные события (ошибки в сценарии и программе, 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4"><text:span text:style-name="Основной_20_шрифт_20_абзаца"><text:span text:style-name="T59">№</text:span></text:span></text:p>
          </table:table-cell>
          <table:table-cell table:style-name="Table1.A1" office:value-type="string">
            <text:p text:style-name="P14"><text:span text:style-name="Основной_20_шрифт_20_абзаца"><text:span text:style-name="T59">Лаб. или дом.</text:span></text:span></text:p>
          </table:table-cell>
          <table:table-cell table:style-name="Table1.A1" office:value-type="string">
            <text:p text:style-name="P14"><text:span text:style-name="Основной_20_шрифт_20_абзаца"><text:span text:style-name="T59">Дата</text:span></text:span></text:p>
          </table:table-cell>
          <table:table-cell table:style-name="Table1.A1" office:value-type="string">
            <text:p text:style-name="P14"><text:span text:style-name="Основной_20_шрифт_20_абзаца"><text:span text:style-name="T59">Время</text:span></text:span></text:p>
          </table:table-cell>
          <table:table-cell table:style-name="Table1.A1" office:value-type="string">
            <text:p text:style-name="P14"><text:span text:style-name="Основной_20_шрифт_20_абзаца"><text:span text:style-name="T59">Событие</text:span></text:span></text:p>
          </table:table-cell>
          <table:table-cell table:style-name="Table1.A1" office:value-type="string">
            <text:p text:style-name="P14"><text:span text:style-name="Основной_20_шрифт_20_абзаца"><text:span text:style-name="T59">Действие по исправлению</text:span></text:span></text:p>
          </table:table-cell>
          <table:table-cell table:style-name="Table1.A1" office:value-type="string">
            <text:p text:style-name="P14"><text:span text:style-name="Основной_20_шрифт_20_абзаца"><text:span text:style-name="T59">Примечание</text:span></text:span>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</table:table>
      <text:p text:style-name="P28"/>
      <text:p text:style-name="P15"><text:span text:style-name="Основной_20_шрифт_20_абзаца"><text:span text:style-name="T60">10. </text:span></text:span><text:span text:style-name="Основной_20_шрифт_20_абзаца"><text:span text:style-name="T59">Замечания автора </text:span></text:span><text:span text:style-name="Основной_20_шрифт_20_абзаца"><text:span text:style-name="T60">по существу работы: замечания отсутствуют. <text:s/></text:span></text:span></text:p>
      <text:p text:style-name="P29"/>
      <text:p text:style-name="P15"><text:span text:style-name="Основной_20_шрифт_20_абзаца"><text:span text:style-name="T60">11. </text:span></text:span><text:span text:style-name="Основной_20_шрифт_20_абзаца"><text:span text:style-name="T59">Вывод: </text:span></text:span><text:span text:style-name="Основной_20_шрифт_20_абзаца"><text:span text:style-name="T60">в ходе выполнения данного задания практикума я научился работать с линейными списками в <text:s/>СП Си. <text:s text:c="35"/></text:span></text:span></text:p>
      <text:p text:style-name="P30"/>
      <text:p text:style-name="P31"><text:s text:c="7"/></text:p>
      <text:p text:style-name="P32"/>
      <text:p text:style-name="P32">Подпись студента _________________</text:p>
      <text:p text:style-name="P33"/>
      <text:p text:style-name="P34"/>
      <text:p text:style-name="P23"/>
      <text:p text:style-name="P23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ru" fo:country="RU" fo:font-style="normal" style:text-underline-style="none" fo:font-weight="normal" style:letter-kerning="false" style:font-name-asian="Arial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ru" fo:country="RU" fo:font-style="normal" style:text-underline-style="none" fo:font-weight="normal" style:letter-kerning="false" fo:background-color="transparent" style:font-name-asian="Arial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punctuation-wrap="simple" style:vertical-align="auto"/>
      <style:text-properties fo:hyphenate="true"/>
    </style:style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847cm" fo:margin-bottom="0cm" loext:contextual-spacing="false" fo:keep-together="always" fo:hyphenation-ladder-count="no-limit" fo:keep-with-next="always"/>
      <style:text-properties fo:font-size="20pt" style:font-size-asian="20pt" style:font-size-complex="20pt" fo:hyphenate="false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635cm" fo:margin-bottom="0cm" loext:contextual-spacing="false" fo:keep-together="always" fo:hyphenation-ladder-count="no-limit" fo:keep-with-next="always"/>
      <style:text-properties fo:font-size="17pt" style:font-size-asian="17pt" fo:hyphenate="false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margin-top="0.564cm" fo:margin-bottom="0cm" loext:contextual-spacing="false" fo:keep-together="always" fo:hyphenation-ladder-count="no-limit" fo:keep-with-next="always"/>
      <style:text-properties fo:font-size="15pt" style:font-size-asian="15pt" style:font-size-complex="15pt" fo:hyphenate="false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margin-top="0.564cm" fo:margin-bottom="0cm" loext:contextual-spacing="false" fo:keep-together="always" fo:hyphenation-ladder-count="no-limit" fo:keep-with-next="always"/>
      <style:text-properties fo:font-size="13pt" fo:font-weight="bold" style:font-size-asian="13pt" style:font-weight-asian="bold" style:font-size-complex="13pt" style:font-weight-complex="bold" fo:hyphenate="false"/>
    </style:style>
    <style:style style:name="Заголовок_20_5" style:display-name="Заголовок 5" style:family="paragraph" style:parent-style-name="Обычный" style:next-style-name="Обычный" style:default-outline-level="5">
      <style:paragraph-properties fo:margin-top="0.564cm" fo:margin-bottom="0cm" loext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style:font-weight-complex="bold" fo:hyphenate="false"/>
    </style:style>
    <style:style style:name="Заголовок_20_6" style:display-name="Заголовок 6" style:family="paragraph" style:parent-style-name="Обычный" style:next-style-name="Обычный" style:default-outline-level="6">
      <style:paragraph-properties fo:margin-top="0.564cm" fo:margin-bottom="0cm" loext:contextual-spacing="false" fo:keep-together="always" fo:hyphenation-ladder-count="no-limit" fo:keep-with-next="always"/>
      <style:text-properties fo:font-weight="bold" style:font-weight-asian="bold" style:font-weight-complex="bold" fo:hyphenate="false"/>
    </style:style>
    <style:style style:name="Заголовок_20_7" style:display-name="Заголовок 7" style:family="paragraph" style:parent-style-name="Обычный" style:next-style-name="Обычный" style:default-outline-level="7">
      <style:paragraph-properties fo:margin-top="0.564cm" fo:margin-bottom="0cm" loext:contextual-spacing="false" fo:keep-together="always" fo:hyphenation-ladder-count="no-limit" fo:keep-with-next="always"/>
      <style:text-properties fo:font-style="italic" fo:font-weight="bold" style:font-style-asian="italic" style:font-weight-asian="bold" style:font-style-complex="italic" style:font-weight-complex="bold" fo:hyphenate="false"/>
    </style:style>
    <style:style style:name="Заголовок_20_8" style:display-name="Заголовок 8" style:family="paragraph" style:parent-style-name="Обычный" style:next-style-name="Обычный" style:default-outline-level="8">
      <style:paragraph-properties fo:margin-top="0.564cm" fo:margin-bottom="0cm" loext:contextual-spacing="false" fo:keep-together="always" fo:hyphenation-ladder-count="no-limit" fo:keep-with-next="always"/>
      <style:text-properties fo:font-style="italic" style:font-style-asian="italic" style:font-style-complex="italic" fo:hyphenate="false"/>
    </style:style>
    <style:style style:name="Заголовок_20_9" style:display-name="Заголовок 9" style:family="paragraph" style:parent-style-name="Обычный" style:next-style-name="Обычный" style:default-outline-level="9">
      <style:paragraph-properties fo:margin-top="0.564cm" fo:margin-bottom="0cm" loext:contextual-spacing="false" fo:keep-together="always" fo:hyphenation-ladder-count="no-limit" fo:keep-with-next="always"/>
      <style:text-properties fo:font-size="10.5pt" fo:font-style="italic" style:font-size-asian="10.5pt" style:font-style-asian="italic" style:font-size-complex="10.5pt" style:font-style-complex="italic" fo:hyphenate="false"/>
    </style:style>
    <style:style style:name="Обычный" style:family="paragraph">
      <style:paragraph-properties fo:margin-top="0cm" fo:margin-bottom="0.353cm" loext:contextual-spacing="false" fo:line-height="115%" fo:orphans="2" fo:widows="2" fo:hyphenation-ladder-count="no-limit" style:punctuation-wrap="simple" style:vertical-align="auto"/>
      <style:text-properties fo:hyphenate="false"/>
    </style:style>
    <style:style style:name="Heading" style:family="paragraph" style:parent-style-name="Обычный" style:next-style-name="Обычный" style:class="text">
      <style:paragraph-properties fo:margin-top="0.529cm" fo:margin-bottom="0cm" loext:contextual-spacing="false" fo:hyphenation-ladder-count="no-limit"/>
      <style:text-properties fo:font-size="24pt" style:font-size-asian="24pt" style:font-size-complex="2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Noto Sans Devanagari" style:font-family-complex="'Noto Sans Devanagari'" style:font-family-generic-complex="swiss" style:font-pitch-complex="variable" fo:hyphenate="tru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hyphenation-ladder-count="no-limit"/>
      <style:text-properties fo:color="#5b9bd5" fo:font-size="9pt" fo:font-weight="bold" style:font-size-asian="9pt" style:font-weight-asian="bold" style:font-size-complex="9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true"/>
    </style:style>
    <style:style style:name="Подзаголовок" style:family="paragraph" style:parent-style-name="Обычный" style:next-style-name="Обычный">
      <style:paragraph-properties fo:margin-top="0.353cm" fo:margin-bottom="0cm" loext:contextual-spacing="false" fo:hyphenation-ladder-count="no-limit"/>
      <style:text-properties fo:font-size="12pt" style:font-size-asian="12pt" style:font-size-complex="12pt" fo:hyphenate="false"/>
    </style:style>
    <style:style style:name="Цитата_20_2" style:display-name="Цитата 2" style:family="paragraph" style:parent-style-name="Обычный" style:next-style-name="Обычный">
      <style:paragraph-properties fo:margin-left="1.27cm" fo:margin-right="1.27cm" fo:hyphenation-ladder-count="no-limit" fo:text-indent="0cm" style:auto-text-indent="false">
        <style:tab-stops/>
      </style:paragraph-properties>
      <style:text-properties fo:font-style="italic" style:font-style-asian="italic" fo:hyphenate="false"/>
    </style:style>
    <style:style style:name="Выделенная_20_цитата" style:display-name="Выделенная цитата" style:family="paragraph" style:parent-style-name="Обычный" style:next-style-name="Обычный">
      <loext:graphic-properties draw:fill="solid" draw:fill-color="#f2f2f2" draw:opacity="100%"/>
      <style:paragraph-properties fo:margin-left="1.27cm" fo:margin-right="1.27cm" fo:hyphenation-ladder-count="no-limit" fo:text-indent="0cm" style:auto-text-indent="false" fo:background-color="#f2f2f2" fo:padding-left="0.353cm" fo:padding-right="0.353cm" fo:padding-top="0.176cm" fo:padding-bottom="0.176cm" fo:border="0.51pt solid #ffffff" style:shadow="none">
        <style:tab-stops/>
      </style:paragraph-properties>
      <style:text-properties fo:font-style="italic" style:font-style-asian="italic" fo:hyphenate="false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/>
    </style:style>
    <style:style style:name="Верхний_20_колонтитул" style:display-name="Верхний колонтитул" style:family="paragraph" style:parent-style-name="Обычный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Нижний_20_колонтитул" style:display-name="Нижний колонтитул" style:family="paragraph" style:parent-style-name="Обычный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Текст_20_сноски" style:display-name="Текст сноски" style:family="paragraph" style:parent-style-name="Обычный">
      <style:paragraph-properties fo:margin-top="0cm" fo:margin-bottom="0.071cm" loext:contextual-spacing="false" fo:line-height="100%" fo:hyphenation-ladder-count="no-limit"/>
      <style:text-properties fo:font-size="9pt" style:font-size-asian="9pt" fo:hyphenate="false"/>
    </style:style>
    <style:style style:name="Текст_20_концевой_20_сноски" style:display-name="Текст концевой сноски" style:family="paragraph" style:parent-style-name="Обычный">
      <style:paragraph-properties fo:margin-top="0cm" fo:margin-bottom="0cm" loext:contextual-spacing="false" fo:line-height="100%" fo:hyphenation-ladder-count="no-limit"/>
      <style:text-properties fo:font-size="10pt" style:font-size-asian="10pt" fo:hyphenate="false"/>
    </style:style>
    <style:style style:name="Contents_20_1" style:display-name="Contents 1" style:family="paragraph" style:parent-style-name="Обычный" style:next-style-name="Обычный" style:class="index">
      <style:paragraph-properties fo:margin-top="0cm" fo:margin-bottom="0.101cm" loext:contextual-spacing="false" fo:hyphenation-ladder-count="no-limit"/>
      <style:text-properties fo:hyphenate="false"/>
    </style:style>
    <style:style style:name="Contents_20_2" style:display-name="Contents 2" style:family="paragraph" style:parent-style-name="Обычный" style:next-style-name="Обычный" style:class="index">
      <style:paragraph-properties fo:margin-left="0.499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Обычный" style:next-style-name="Обычный" style:class="index">
      <style:paragraph-properties fo:margin-left="1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Обычный" style:next-style-name="Обычный" style:class="index">
      <style:paragraph-properties fo:margin-left="1.499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Обычный" style:next-style-name="Обычный" style:class="index">
      <style:paragraph-properties fo:margin-left="2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Обычный" style:next-style-name="Обычный" style:class="index">
      <style:paragraph-properties fo:margin-left="2.499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Обычный" style:next-style-name="Обычный" style:class="index">
      <style:paragraph-properties fo:margin-left="3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Обычный" style:next-style-name="Обычный" style:class="index">
      <style:paragraph-properties fo:margin-left="3.5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Обычный" style:next-style-name="Обычный" style:class="index">
      <style:paragraph-properties fo:margin-left="4.001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Указатель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Заголовок_20_таблицы_20_ссылок" style:display-name="Заголовок таблицы ссылок" style:family="paragraph">
      <style:paragraph-properties fo:margin-top="0cm" fo:margin-bottom="0.353cm" loext:contextual-spacing="false" fo:line-height="115%" fo:orphans="2" fo:widows="2" fo:hyphenation-ladder-count="no-limit" style:punctuation-wrap="simple" style:vertical-align="auto"/>
      <style:text-properties fo:hyphenate="false"/>
    </style:style>
    <style:style style:name="Перечень_20_рисунков" style:display-name="Перечень рисунков" style:family="paragraph" style:parent-style-name="Обычный" style:next-style-name="Обычный">
      <style:paragraph-properties fo:margin-top="0cm" fo:margin-bottom="0cm" loext:contextual-spacing="false" fo:hyphenation-ladder-count="no-limit"/>
      <style:text-properties fo:hyphenate="false"/>
    </style:style>
    <style:style style:name="Без_20_интервала" style:display-name="Без интервала" style:family="paragraph" style:parent-style-name="Обычный">
      <style:paragraph-properties fo:margin-top="0cm" fo:margin-bottom="0cm" loext:contextual-spacing="false" fo:line-height="100%" fo:hyphenation-ladder-count="no-limit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Standard_20__28_user_29_" style:display-name="Standard (user)" style:family="paragraph" style:parent-style-name="Standard">
      <style:paragraph-properties fo:hyphenation-ladder-count="no-limit"/>
      <style:text-properties fo:hyphenate="tru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Arial" fo:font-family="Arial" style:font-family-generic="swiss" style:font-pitch="variable" fo:font-size="20pt" style:font-name-asian="Arial" style:font-family-asian="Arial" style:font-family-generic-asian="swiss" style:font-pitch-asian="variable" style:font-size-asian="20pt" style:font-name-complex="Arial" style:font-family-complex="Arial" style:font-family-generic-complex="swiss" style:font-pitch-complex="variable" style:font-size-complex="20pt"/>
    </style:style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17pt" style:font-name-asian="Arial" style:font-family-asian="Arial" style:font-family-generic-asian="swiss" style:font-pitch-asian="variable" style:font-size-asian="17pt" style:font-name-complex="Arial" style:font-family-complex="Arial" style:font-family-generic-complex="swiss" style:font-pitch-complex="variable"/>
    </style:style>
    <style:style style:name="Заголовок_20_3_20_Знак" style:display-name="Заголовок 3 Знак" style:family="text"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/>
    </style:style>
    <style:style style:name="Заголовок_20_4_20_Знак" style:display-name="Заголовок 4 Знак" style:family="text"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Заголовок_20_5_20_Знак" style:display-name="Заголовок 5 Знак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Заголовок_20_6_20_Знак" style:display-name="Заголовок 6 Знак" style:family="text"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Заголовок_20_7_20_Знак" style:display-name="Заголовок 7 Знак" style:family="text">
      <style:text-properties style:font-name="Arial" fo:font-family="Arial" style:font-family-generic="swiss" style:font-pitch="variable" fo:font-size="11pt" fo:font-style="italic" fo:font-weight="bold" style:font-name-asian="Arial" style:font-family-asian="Arial" style:font-family-generic-asian="swiss" style:font-pitch-asian="variable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Заголовок_20_8_20_Знак" style:display-name="Заголовок 8 Знак" style:family="text">
      <style:text-properties style:font-name="Arial" fo:font-family="Arial" style:font-family-generic="swiss" style:font-pitch="variable" fo:font-size="11pt" fo:font-style="italic" style:font-name-asian="Arial" style:font-family-asian="Arial" style:font-family-generic-asian="swiss" style:font-pitch-asian="variable" style:font-size-asian="11pt" style:font-style-asian="italic" style:font-name-complex="Arial" style:font-family-complex="Arial" style:font-family-generic-complex="swiss" style:font-pitch-complex="variable" style:font-size-complex="11pt" style:font-style-complex="italic"/>
    </style:style>
    <style:style style:name="Заголовок_20_9_20_Знак" style:display-name="Заголовок 9 Знак" style:family="text">
      <style:text-properties style:font-name="Arial" fo:font-family="Arial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 style:font-size-complex="10.5pt" style:font-style-complex="italic"/>
    </style:style>
    <style:style style:name="Заголовок_20_Знак" style:display-name="Заголовок Знак" style:family="text">
      <style:text-properties fo:font-size="24pt" style:font-size-asian="24pt" style:font-size-complex="24pt"/>
    </style:style>
    <style:style style:name="Подзаголовок_20_Знак" style:display-name="Подзаголовок Знак" style:family="text">
      <style:text-properties fo:font-size="12pt" style:font-size-asian="12pt" style:font-size-complex="12pt"/>
    </style:style>
    <style:style style:name="Цитата_20_2_20_Знак" style:display-name="Цитата 2 Знак" style:family="text">
      <style:text-properties fo:font-style="italic" style:font-style-asian="italic"/>
    </style:style>
    <style:style style:name="Выделенная_20_цитата_20_Знак" style:display-name="Выделенная цитата Знак" style:family="text">
      <style:text-properties fo:font-style="italic" style:font-style-asian="italic"/>
    </style:style>
    <style:style style:name="Верхний_20_колонтитул_20_Знак" style:display-name="Верхний колонтитул Знак" style:family="text"/>
    <style:style style:name="Footer_20_Char" style:display-name="Footer Char" style:family="text"/>
    <style:style style:name="Нижний_20_колонтитул_20_Знак" style:display-name="Нижний колонтитул Знак" style:family="text"/>
    <style:style style:name="Гиперссылка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Текст_20_сноски_20_Знак" style:display-name="Текст сноски Знак" style:family="text">
      <style:text-properties fo:font-size="9pt" style:font-size-asian="9pt"/>
    </style:style>
    <style:style style:name="Знак_20_сноски" style:display-name="Знак сноски" style:family="text">
      <style:text-properties style:text-position="super 64%"/>
    </style:style>
    <style:style style:name="Текст_20_концевой_20_сноски_20_Знак" style:display-name="Текст концевой сноски Знак" style:family="text">
      <style:text-properties fo:font-size="10pt" style:font-size-asian="10pt"/>
    </style:style>
    <style:style style:name="Знак_20_концевой_20_сноски" style:display-name="Знак концевой сноски" style:family="text">
      <style:text-properties style:text-position="super 64%"/>
    </style:style>
    <style:style style:name="Footnote_20_anchor" style:display-name="Footnote anchor" style:family="text">
      <style:text-properties style:text-position="super 64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64%"/>
    </style:style>
    <style:style style:name="Endnote_20_Symbol" style:display-name="Endnote Symbol" style:family="text"/>
    <style:style style:name="Numbering_20_Symbols" style:display-name="Numbering Symbols" style:family="text"/>
    <style:style style:name="ListLabel_20_1" style:display-name="ListLabel 1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6LVL2" style:display-name="WW_CharLFO6LVL2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6LVL3" style:display-name="WW_CharLFO6LVL3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6LVL4" style:display-name="WW_CharLFO6LVL4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6LVL5" style:display-name="WW_CharLFO6LVL5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6LVL6" style:display-name="WW_CharLFO6LVL6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6LVL7" style:display-name="WW_CharLFO6LVL7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6LVL8" style:display-name="WW_CharLFO6LVL8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6LVL9" style:display-name="WW_CharLFO6LVL9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margin-left="1.312cm"/>
        </style:list-level-properties>
      </text:list-level-style-number>
      <text:list-level-style-number text:level="2" text:style-name="WW_5f_CharLFO6LVL2" style:num-format="a" style:num-letter-sync="true" text:display-levels="2">
        <style:list-level-properties text:list-level-position-and-space-mode="label-alignment">
          <style:list-level-label-alignment text:label-followed-by="listtab" fo:margin-left="1.976cm"/>
        </style:list-level-properties>
      </text:list-level-style-number>
      <text:list-level-style-number text:level="3" text:style-name="WW_5f_CharLFO6LVL3" style:num-format="i" text:display-levels="3">
        <style:list-level-properties text:list-level-position-and-space-mode="label-alignment">
          <style:list-level-label-alignment text:label-followed-by="listtab" fo:margin-left="3.246cm"/>
        </style:list-level-properties>
      </text:list-level-style-number>
      <text:list-level-style-number text:level="4" text:style-name="WW_5f_CharLFO6LVL4" style:num-format="1" text:display-levels="4">
        <style:list-level-properties text:list-level-position-and-space-mode="label-alignment">
          <style:list-level-label-alignment text:label-followed-by="listtab" fo:margin-left="4.516cm"/>
        </style:list-level-properties>
      </text:list-level-style-number>
      <text:list-level-style-number text:level="5" text:style-name="WW_5f_CharLFO6LVL5" style:num-format="a" style:num-letter-sync="true" text:display-levels="5">
        <style:list-level-properties text:list-level-position-and-space-mode="label-alignment">
          <style:list-level-label-alignment text:label-followed-by="listtab" fo:margin-left="5.786cm"/>
        </style:list-level-properties>
      </text:list-level-style-number>
      <text:list-level-style-number text:level="6" text:style-name="WW_5f_CharLFO6LVL6" style:num-format="i" text:display-levels="6">
        <style:list-level-properties text:list-level-position-and-space-mode="label-alignment">
          <style:list-level-label-alignment text:label-followed-by="listtab" fo:margin-left="7.056cm"/>
        </style:list-level-properties>
      </text:list-level-style-number>
      <text:list-level-style-number text:level="7" text:style-name="WW_5f_CharLFO6LVL7" style:num-format="1" text:display-levels="7">
        <style:list-level-properties text:list-level-position-and-space-mode="label-alignment">
          <style:list-level-label-alignment text:label-followed-by="listtab" fo:margin-left="8.326cm"/>
        </style:list-level-properties>
      </text:list-level-style-number>
      <text:list-level-style-number text:level="8" text:style-name="WW_5f_CharLFO6LVL8" style:num-format="a" style:num-letter-sync="true" text:display-levels="8">
        <style:list-level-properties text:list-level-position-and-space-mode="label-alignment">
          <style:list-level-label-alignment text:label-followed-by="listtab" fo:margin-left="9.596cm"/>
        </style:list-level-properties>
      </text:list-level-style-number>
      <text:list-level-style-number text:level="9" text:style-name="WW_5f_CharLFO6LVL9" style:num-format="i" text:display-levels="9">
        <style:list-level-properties text:list-level-position-and-space-mode="label-alignment">
          <style:list-level-label-alignment text:label-followed-by="listtab" fo:margin-left="10.8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meta:initial-creator>Max Demidov</meta:initial-creator>
    <meta:creation-date>2024-05-19T13:56:00Z</meta:creation-date>
    <dc:date>2024-05-24T19:54:46.622000000</dc:date>
    <meta:editing-cycles>5</meta:editing-cycles>
    <meta:editing-duration>PT4M55S</meta:editing-duration>
    <meta:document-statistic meta:table-count="1" meta:image-count="0" meta:object-count="0" meta:page-count="5" meta:paragraph-count="211" meta:word-count="919" meta:character-count="7049" meta:non-whitespace-character-count="4813"/>
    <meta:user-defined meta:name="AppVersion">16.0000</meta:user-defined>
    <meta:user-defined meta:name="LinksUpToDate" meta:value-type="boolean">false</meta:user-defined>
    <meta:template xlink:type="simple" xlink:actuate="onRequest" xlink:title="" xlink:href="Normal.dotm"/>
  </office:meta>
</office:document-meta>
</file>